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greja Batista Nova Jerusalém - Tua Unção</text:p>
      <text:p text:style-name="Standard"></text:p>
      <text:p text:style-name="Standard">Intro: Em <text:s text:c="3"/>Bm/D <text:s text:c="3"/>C7M <text:s text:c="3"/>G/B <text:s text:c="12"/>Em <text:s text:c="3"/>Bm/D <text:s text:c="3"/>C7M</text:p>
      <text:p text:style-name="Standard"></text:p>
      <text:section text:style-name="Sect1" text:name="Seção1">
        <text:p text:style-name="Standard"/>
        <text:p text:style-name="Standard">G <text:s text:c="26"/>D/F# <text:s text:c="10"/>C/E</text:p>
        <text:p text:style-name="Standard"><text:s text:c="3"/>quero sempre estar diante de ti</text:p>
        <text:p text:style-name="Standard">Cm/Eb <text:s text:c="3"/>G</text:p>
        <text:p text:style-name="Standard">No teu altar</text:p>
        <text:p text:style-name="Standard">G <text:s text:c="20"/>D/F#</text:p>
        <text:p text:style-name="Standard"><text:s text:c="4"/>pronto pra sentir </text:p>
        <text:p text:style-name="Standard"><text:s text:c="8"/>C <text:s text:c="2"/>Cm/Eb <text:s text:c="5"/>G</text:p>
        <text:p text:style-name="Standard">E receber o teu poder</text:p>
        <text:p text:style-name="Standard"></text:p>
        <text:p text:style-name="Standard">rampa:</text:p>
        <text:p text:style-name="Standard">Em <text:s text:c="10"/>Bm/D <text:s text:c="18"/>C</text:p>
        <text:p text:style-name="Standard"><text:s text:c="4"/>além do véu eu quero estar</text:p>
        <text:p text:style-name="Standard"><text:s text:c="7"/>G/B <text:s text:c="2"/>Am <text:s text:c="3"/>C/D <text:s text:c="4"/>Em</text:p>
        <text:p text:style-name="Standard">Vem <text:s/>flu <text:s/>- <text:s/>ir <text:s/>a <text:s/>tua unção</text:p>
        <text:p text:style-name="Standard"><text:s text:c="15"/>Bm/D <text:s text:c="14"/>C</text:p>
        <text:p text:style-name="Standard">E transbordar meu coração</text:p>
        <text:p text:style-name="Standard"><text:s text:c="20"/>G/B <text:s text:c="2"/>Am <text:s text:c="11"/>C/D <text:s text:c="13"/>G</text:p>
        <text:p text:style-name="Standard">Quero pronto estar <text:s text:c="4"/>pra seguir e conquistar</text:p>
        <text:p text:style-name="Standard">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refrão:</text:p>
        <text:p text:style-name="Standard"><text:s text:c="22"/>F</text:p>
        <text:p text:style-name="Standard">Renova a unção sobre mim</text:p>
        <text:p text:style-name="Standard"><text:s text:c="11"/>C <text:s text:c="18"/>Eb6 <text:s text:c="2"/>Dm7 <text:s text:c="5"/>G</text:p>
        <text:p text:style-name="Standard">Para profetizar e pregar <text:s/>a <text:s text:c="2"/>libertação</text:p>
        <text:p text:style-name="Standard"><text:s text:c="20"/>F</text:p>
        <text:p text:style-name="Standard">E o teu poder pra curar</text:p>
        <text:p text:style-name="Standard"><text:s text:c="11"/>C <text:s text:c="30"/>Eb6</text:p>
        <text:p text:style-name="Standard">As cadeias quebrar com o agir</text:p>
        <text:p text:style-name="Standard"><text:s text:c="5"/>Dm7 <text:s text:c="10"/>G</text:p>
        <text:p text:style-name="Standard">E fluir desta unção</text:p>
        <text:p text:style-name="Standard"></text:p>
        <text:p text:style-name="Standard"></text:p>
        <text:p text:style-name="Standard">PONTE: <text:s text:c="37"/>D/F# <text:s text:c="3"/>Em</text:p>
        <text:p text:style-name="Standard">Uma só palavra que deus mandar</text:p>
        <text:p text:style-name="Standard"><text:s text:c="36"/>G/B <text:s text:c="3"/>C</text:p>
        <text:p text:style-name="Standard">Vai fazer a minha vida mudar</text:p>
        <text:p text:style-name="Standard"><text:s text:c="44"/>G/B <text:s text:c="3"/>Am</text:p>
        <text:p text:style-name="Standard">Em meios às lutas, eu vou triunfar</text:p>
        <text:p text:style-name="Standard"><text:s text:c="38"/>C/D <text:s text:c="4"/>G</text:p>
        <text:p text:style-name="Standard">Pois eu sei que é só em ti confiar</text:p>
        <text:p text:style-name="Standard"><text:s text:c="43"/>D/F# <text:s/>Em</text:p>
        <text:p text:style-name="Standard">Se o inimigo quiser me combater</text:p>
        <text:p text:style-name="Standard"><text:s text:c="41"/>G/B <text:s text:c="3"/>C</text:p>
        <text:p text:style-name="Standard">Não há nada que me faça temer</text:p>
        <text:p text:style-name="Standard"><text:s text:c="39"/>G/B <text:s text:c="2"/>Am</text:p>
        <text:p text:style-name="Standard">Não importa o que enfrentarei</text:p>
        <text:p text:style-name="Standard"><text:s text:c="30"/>C/D <text:s text:c="7"/>G</text:p>
        <text:p text:style-name="Standard">Com a unção, imbatível serei</text:p>
        <text:p text:style-name="Standard"></text:p>
      </text:section>
      <text:p text:style-name="Standard"></text:p>
      <text:p text:style-name="Standard">INSTRUMENTAL:G <text:s/>F <text:s/>C <text:s/>D <text:s text:c="2"/>Ebº </text:p>
      <text:p text:style-name="Standard"></text:p>
      <text:p text:style-name="Standard">Rampa refrão (2x) ponte (2x)</text:p>
      <text:p text:style-name="Standard"></text:p>
      <text:p text:style-name="Standard">INSTRUMENTAL: G <text:s/>G/B <text:s/>C <text:s/>D <text:s text:c="2"/>Em <text:s/>G/B</text:p>
      <text:p text:style-name="Standard"></text:p>
      <text:p text:style-name="Standard">fim:</text:p>
      <text:p text:style-name="Standard">C <text:s text:c="2"/>C/D <text:s/>G <text:s/>C/G <text:s/>D/F# <text:s text:c="2"/>G</text:p>
      <text:p text:style-name="Standard"><text:s text:c="3"/>com a unção, imbatível serei</text:p>
      <text:p text:style-name="Standard"></text:p>
      <text:p text:style-name="Standard">----------------- Acordes -----------------</text:p>
      <text:p text:style-name="Standard">G/B = X 2 0 0 3 3</text:p>
      <text:p text:style-name="Standard">G = 3 2 0 0 0 3</text:p>
      <text:p text:style-name="Standard">Eb6 = X X 1 3 1 3</text:p>
      <text:p text:style-name="Standard">Ebº = X X 1 2 1 2</text:p>
      <text:p text:style-name="Standard">Em = 0 2 2 0 0 0</text:p>
      <text:p text:style-name="Standard">F = 1 3 3 2 1 1</text:p>
      <text:p text:style-name="Standard"><text:soft-page-break/>Dm7 = X 5 7 5 6 5</text:p>
      <text:p text:style-name="Standard">D/F# = 2 X 0 2 3 2</text:p>
      <text:p text:style-name="Standard">D = X X 0 2 3 2</text:p>
      <text:p text:style-name="Standard">Cm/Eb = X X 1 0 1 3</text:p>
      <text:p text:style-name="Standard">Am = X 0 2 2 1 0</text:p>
      <text:p text:style-name="Standard">Bm/D = X 5 X 4 7 7</text:p>
      <text:p text:style-name="Standard">C = X 3 2 0 1 0</text:p>
      <text:p text:style-name="Standard">C/D = X X 0 0 1 0</text:p>
      <text:p text:style-name="Standard">C/E = 0 3 2 0 1 0</text:p>
      <text:p text:style-name="Standard">C/G = 3 3 2 X 1 X</text:p>
      <text:p text:style-name="Standard">C7M = X 3 2 0 0 X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5T23:26:36</meta:creation-date>
    <meta:document-statistic meta:table-count="0" meta:image-count="0" meta:object-count="0" meta:page-count="2" meta:paragraph-count="82" meta:word-count="354" meta:character-count="2085"/>
    <dc:date>2016-04-16T00:36:20</dc:date>
    <meta:editing-duration>PT44M33S</meta:editing-duration>
    <meta:editing-cycles>1</meta:editing-cycles>
    <meta:generator>OpenOffice/4.1.2$Linux OpenOffice.org_project/412m3$Build-9782</meta:generator>
  </office:meta>
</office:document-meta>
</file>